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_5f_1_5f_1_5f_2_5f_2">
      <style:graphic-properties draw:stroke="solid" svg:stroke-color="#000000" draw:fill="none" draw:textarea-horizontal-align="justify" draw:textarea-vertical-align="middle" draw:auto-grow-height="false" fo:min-height="2.95cm" fo:min-width="5cm"/>
    </style:style>
    <style:style style:name="gr2" style:family="graphic" style:parent-style-name="Standard_5f_1_5f_1_5f_1_5f_2_5f_2">
      <style:graphic-properties draw:stroke="solid" svg:stroke-color="#000000" draw:fill="none" draw:textarea-horizontal-align="justify" draw:textarea-vertical-align="middle" draw:auto-grow-height="false" fo:min-height="5.772cm" fo:min-width="12.2cm"/>
    </style:style>
    <style:style style:name="gr3" style:family="graphic" style:parent-style-name="Standard_5f_1_5f_1_5f_1_5f_2_5f_2">
      <style:graphic-properties draw:stroke="solid" svg:stroke-color="#000000" draw:fill="none" draw:textarea-horizontal-align="justify" draw:textarea-vertical-align="middle" draw:auto-grow-height="false" fo:min-height="6.45cm" fo:min-width="12.2cm"/>
    </style:style>
    <style:style style:name="gr4" style:family="graphic" style:parent-style-name="Standard_5f_1_5f_1_5f_1_5f_2_5f_2">
      <style:graphic-properties draw:stroke="solid" svg:stroke-color="#000000" draw:fill="none" draw:textarea-horizontal-align="justify" draw:textarea-vertical-align="middle" draw:auto-grow-height="false" fo:min-height="2.55cm" fo:min-width="4.461cm"/>
    </style:style>
    <style:style style:name="gr5" style:family="graphic" style:parent-style-name="Objet_20_sans_20_remplissage_5f_5_5f_2_5f_2">
      <style:graphic-properties draw:fill="none" draw:textarea-vertical-align="middle"/>
    </style:style>
    <style:style style:name="gr6" style:family="graphic" style:parent-style-name="Objet_20_sans_20_remplissage_5f_5_5f_2_5f_2">
      <style:graphic-properties draw:marker-end="Arrow" draw:fill="none" draw:textarea-vertical-align="middle"/>
    </style:style>
    <style:style style:name="gr7" style:family="graphic" style:parent-style-name="Standard_5f_1_5f_2_5f_2_5f_2">
      <style:graphic-properties draw:stroke="solid" svg:stroke-color="#000000" draw:fill="none" draw:textarea-horizontal-align="justify" draw:textarea-vertical-align="middle" draw:auto-grow-height="false" fo:min-height="4.93cm" fo:min-width="12.2cm"/>
    </style:style>
    <style:style style:name="gr8" style:family="graphic" style:parent-style-name="Standard_5f_1_5f_2_5f_2_5f_2">
      <style:graphic-properties draw:stroke="solid" svg:stroke-color="#000000" draw:fill="none" draw:textarea-horizontal-align="justify" draw:textarea-vertical-align="middle" draw:auto-grow-height="false" fo:min-height="4.172cm" fo:min-width="12.2cm"/>
    </style:style>
    <style:style style:name="gr9" style:family="graphic" style:parent-style-name="Standard_5f_1_5f_2_5f_2_5f_2">
      <style:graphic-properties draw:stroke="solid" svg:stroke-color="#000000" draw:fill="none" draw:textarea-horizontal-align="justify" draw:textarea-vertical-align="middle" draw:auto-grow-height="false" fo:min-height="3.841cm" fo:min-width="12.2cm"/>
    </style:style>
    <style:style style:name="gr10" style:family="graphic" style:parent-style-name="Standard_5f_1_5f_2_5f_2_5f_2">
      <style:graphic-properties draw:stroke="solid" svg:stroke-color="#000000" draw:fill="none" draw:textarea-horizontal-align="justify" draw:textarea-vertical-align="middle" draw:auto-grow-height="false" fo:min-height="3.869cm" fo:min-width="12.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524cm"/>
    </style:style>
    <style:style style:name="gr12" style:family="graphic" style:parent-style-name="Standard_5f_1_5f_4">
      <style:graphic-properties draw:stroke="none" svg:stroke-color="#000000" draw:fill="none" draw:fill-color="#ffffff" fo:min-height="1.882cm"/>
    </style:style>
    <style:style style:name="gr13" style:family="graphic" style:parent-style-name="Standard_5f_1_5f_2_5f_2_5f_2">
      <style:graphic-properties draw:stroke="solid" svg:stroke-color="#000000" draw:fill="none" draw:textarea-horizontal-align="justify" draw:textarea-vertical-align="middle" draw:auto-grow-height="false" fo:min-height="4.55cm" fo:min-width="12.2cm"/>
    </style:style>
    <style:style style:name="gr14" style:family="graphic" style:parent-style-name="Standard_5f_1_5f_2_5f_2_5f_2">
      <style:graphic-properties draw:stroke="solid" svg:stroke-color="#000000" draw:fill="none" draw:textarea-horizontal-align="justify" draw:textarea-vertical-align="middle" draw:auto-grow-height="false" fo:min-height="5.667cm" fo:min-width="12.2cm"/>
    </style:style>
    <style:style style:name="gr15" style:family="graphic" style:parent-style-name="Standard_5f_1_5f_2_5f_2_5f_2">
      <style:graphic-properties draw:stroke="solid" svg:stroke-color="#000000" draw:fill="none" draw:textarea-horizontal-align="justify" draw:textarea-vertical-align="middle" draw:auto-grow-height="false" fo:min-height="4.85cm" fo:min-width="12.2cm"/>
    </style:style>
    <style:style style:name="gr16" style:family="graphic" style:parent-style-name="Standard_5f_1_5f_2_5f_2_5f_2">
      <style:graphic-properties draw:stroke="solid" svg:stroke-color="#000000" draw:fill="none" draw:textarea-horizontal-align="justify" draw:textarea-vertical-align="middle" draw:auto-grow-height="false" fo:min-height="5.25cm" fo:min-width="12.2cm"/>
    </style:style>
    <style:style style:name="gr17" style:family="graphic" style:parent-style-name="Standard_5f_1_5f_2_5f_2_5f_2">
      <style:graphic-properties draw:stroke="solid" svg:stroke-color="#000000" draw:fill="none" draw:textarea-horizontal-align="justify" draw:textarea-vertical-align="middle" draw:auto-grow-height="false" fo:min-height="4.832cm" fo:min-width="12.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678cm"/>
    </style:style>
    <style:style style:name="gr19" style:family="graphic" style:parent-style-name="Standard_5f_1_5f_2_5f_2_5f_2">
      <style:graphic-properties draw:stroke="solid" svg:stroke-color="#000000" draw:fill="none" draw:textarea-horizontal-align="justify" draw:textarea-vertical-align="middle" draw:auto-grow-height="false" fo:min-height="5.05cm" fo:min-width="12.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Liberation Sans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fo:font-size="10pt" style:font-size-asian="10pt" style:font-size-complex="10pt"/>
    </style:style>
    <style:style style:name="T6" style:family="text">
      <style:text-properties fo:color="#009900" fo:font-size="10pt" style:font-size-asian="10pt" style:font-size-complex="1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Liberation Sans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ff" fo:font-size="16pt" style:font-size-asian="16pt" style:font-size-complex="16pt"/>
    </style:style>
    <style:style style:name="T11" style:family="text">
      <style:text-properties fo:color="#009900" fo:font-size="16pt" style:font-size-asian="16pt" style:font-size-complex="16pt"/>
    </style:style>
    <style:style style:name="T12" style:family="text">
      <style:text-properties fo:color="#000000" fo:font-size="18pt"/>
    </style:style>
    <style:style style:name="T13" style:family="text">
      <style:text-properties fo:color="#000000" fo:font-size="10pt" style:font-size-asian="10pt" style:font-size-complex="10pt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use-window-font-color="true" fo:font-size="14pt" style:font-size-asian="14pt" style:font-size-complex="14pt"/>
    </style:style>
    <style:style style:name="T16" style:family="text">
      <style:text-properties style:use-window-font-color="true" fo:font-size="10pt" style:font-size-asian="10pt" style:font-size-complex="10pt"/>
    </style:style>
    <style:style style:name="T17" style:family="text">
      <style:text-properties fo:font-variant="normal" fo:text-transform="none" fo:color="#0099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Liberation Sans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chema_LDAP_1" draw:style-name="dp1" draw:master-page-name="Standard">
        <draw:custom-shape draw:style-name="gr1" draw:text-style-name="P3" xml:id="id3" draw:id="id3" draw:layer="layout" svg:width="5.5cm" svg:height="3.2cm" svg:x="8.1cm" svg:y="28.745cm">
          <text:p text:style-name="P1"><text:span text:style-name="T1">User</text:span><text:span text:style-name="T1">s</text:span></text:p>
          <text:p text:style-name="P1"><text:span text:style-name="T2"/></text:p>
          <text:p text:style-name="P1"><text:span text:style-name="T2">ou=users,</text:span></text:p>
          <text:p text:style-name="P1"><text:span text:style-name="T2">dc=yunoh</text:span><text:span text:style-name="T2">ost,dc=or</text:span><text:span text:style-name="T2">g</text:span></text:p>
          <text:p text:style-name="P1"><text:span text:style-name="T2">---------------</text:span><text:span text:style-name="T2">---------------</text:span><text:span text:style-name="T2">--------</text:span></text:p>
          <text:p text:style-name="P2"><text:span text:style-name="T2">ObjectCla</text:span><text:span text:style-name="T2">ss : </text:span><text:span text:style-name="T2">organizati</text:span><text:span text:style-name="T2">onal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2.7cm" svg:height="6.022cm" svg:x="16cm" svg:y="27.334cm">
          <text:p text:style-name="P1"><text:span text:style-name="T3">User 1</text:span></text:p>
          <text:p text:style-name="P1"><text:span text:style-name="T2">uid=user1,ou=users,</text:span></text:p>
          <text:p text:style-name="P1"><text:span text:style-name="T2">dc=yunohost,dc=org</text:span></text:p>
          <text:p text:style-name="P1"><text:span text:style-name="T2">--------------------------------------</text:span></text:p>
          <text:p text:style-name="P2"><text:span text:style-name="T2">ObjectClass : InetOrgPerson</text:span></text:p>
          <text:p text:style-name="P2"><text:span text:style-name="T2">Uid</text:span></text:p>
          <text:p text:style-name="P2"><text:span text:style-name="T2">Email</text:span></text:p>
          <text:p text:style-name="P2"><text:span text:style-name="T2">displayName</text:span></text:p>
          <text:p text:style-name="P2"><text:span text:style-name="T2">GidNumber</text:span></text:p>
          <text:p text:style-name="P2"><text:span text:style-name="T4">memberOf : </text:span><text:span text:style-name="T4">cn=user1,ou=groups,dc=yun</text:span><text:span text:style-name="T4">ohost,dc=org</text:span></text:p>
          <text:p text:style-name="P2"><text:span text:style-name="T4">memberOf : </text:span><text:span text:style-name="T5">cn=group1,ou=groups,dc=yu</text:span><text:span text:style-name="T5">nohost,dc=org</text:span></text:p>
          <text:p text:style-name="P2"><text:span text:style-name="T4">permission : </text:span><text:span text:style-name="T5">cn=main.mail,ou=services,d</text:span><text:span text:style-name="T5">c=yunohost,dc=org</text:span></text:p>
          <text:p text:style-name="P2"><text:span text:style-name="T4">permission : </text:span><text:span text:style-name="T4">cn=main.xmpp,ou=permissio</text:span><text:span text:style-name="T4">n,dc=yunohost,dc=org</text:span></text:p>
          <text:p text:style-name="P2"><text:span text:style-name="T4">permission : </text:span><text:span text:style-name="T4">cn=main.wiki,ou=permission</text:span><text:span text:style-name="T4">,dc=yunohost,dc=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12.7cm" svg:height="6.7cm" svg:x="16cm" svg:y="33.7cm">
          <text:p text:style-name="P1"><text:span text:style-name="T3">User 2</text:span></text:p>
          <text:p text:style-name="P1"><text:span text:style-name="T2">uid=user2,ou=users,</text:span></text:p>
          <text:p text:style-name="P1"><text:span text:style-name="T2">dc=yunohost,dc=org</text:span></text:p>
          <text:p text:style-name="P1"><text:span text:style-name="T2">--------------------------------------</text:span></text:p>
          <text:p text:style-name="P4"><text:span text:style-name="T2">ObjectClass : InetOrgPerson</text:span></text:p>
          <text:p text:style-name="P4"><text:span text:style-name="T2">Uid</text:span></text:p>
          <text:p text:style-name="P4"><text:span text:style-name="T2">Email</text:span></text:p>
          <text:p text:style-name="P4"><text:span text:style-name="T2">displayName</text:span></text:p>
          <text:p text:style-name="P4"><text:span text:style-name="T2">GidNumber</text:span></text:p>
          <text:p text:style-name="P4"><text:span text:style-name="T4">memberOf : cn=user2,ou=groups,dc=yunohost,dc=org</text:span></text:p>
          <text:p text:style-name="P4"><text:span text:style-name="T4">memberOf : </text:span><text:span text:style-name="T5">cn=group1,ou=groups,dc=yunohost,dc=org</text:span></text:p>
          <text:p text:style-name="P4"><text:span text:style-name="T4">memberOf : </text:span><text:span text:style-name="T5">cn=group2,ou=groups,dc=yunohost,dc=org</text:span></text:p>
          <text:p text:style-name="P4"><text:span text:style-name="T4">permission : cn=main.mail,ou=permission,dc=yunohost,dc=org</text:span></text:p>
          <text:p text:style-name="P4"><text:span text:style-name="T4">permission : cn=main.xmpp,ou=permission,dc=yunohost,dc=org</text:span></text:p>
          <text:p text:style-name="P4"><text:span text:style-name="T4">permission : cn=main.wiki,ou=permission,dc=yunohost,dc=org</text:span></text:p>
          <text:p text:style-name="P2"><text:span text:style-name="T4">permission : cn=admin.wiki,ou=permission,dc=yunohost,dc=org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4.961cm" svg:height="2.8cm" svg:x="1cm" svg:y="23cm">
          <text:p text:style-name="P1"><text:span text:style-name="T1">Root</text:span></text:p>
          <text:p text:style-name="P1"><text:span text:style-name="T2"/></text:p>
          <text:p text:style-name="P1"><text:span text:style-name="T2">dc=yunohost,dc=org</text:span></text:p>
          <text:p text:style-name="P1"><text:span text:style-name="T2">--------------------------------------</text:span></text:p>
          <text:p text:style-name="P2"><text:span text:style-name="T2">ObjectClass : organ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curve" svg:x1="5.961cm" svg:y1="24.4cm" svg:x2="8.1cm" svg:y2="20.481cm" draw:start-shape="id1" draw:start-glue-point="1" draw:end-shape="id2" draw:end-glue-point="3" svg:d="M5961 24400c1603 0 534-3919 2139-3919" svg:viewBox="0 0 2140 3920">
          <text:p/>
        </draw:connector>
        <draw:connector draw:style-name="gr5" draw:text-style-name="P5" draw:layer="layout" draw:type="curve" svg:x1="5.961cm" svg:y1="24.4cm" svg:x2="8.1cm" svg:y2="30.345cm" draw:start-shape="id1" draw:start-glue-point="1" draw:end-shape="id3" draw:end-glue-point="3" svg:d="M5961 24400c1603 0 534 5945 2139 5945" svg:viewBox="0 0 2140 5946">
          <text:p/>
        </draw:connector>
        <draw:connector draw:style-name="gr5" draw:text-style-name="P5" draw:layer="layout" draw:type="curve" svg:x1="13.6cm" svg:y1="30.345cm" svg:x2="16cm" svg:y2="30.345cm" draw:start-shape="id3" draw:start-glue-point="1" draw:end-shape="id4" draw:end-glue-point="3" svg:d="M13600 30345h2400" svg:viewBox="0 0 2401 1">
          <text:p/>
        </draw:connector>
        <draw:connector draw:style-name="gr5" draw:text-style-name="P5" draw:layer="layout" draw:type="curve" svg:x1="13.6cm" svg:y1="30.345cm" svg:x2="16cm" svg:y2="37.05cm" draw:start-shape="id3" draw:start-glue-point="1" draw:end-shape="id5" draw:end-glue-point="3" svg:d="M13600 30345c1800 0 600 6705 2400 6705" svg:viewBox="0 0 2401 6706">
          <text:p/>
        </draw:connector>
        <draw:connector draw:style-name="gr6" draw:text-style-name="P5" draw:layer="layout" draw:type="curve" svg:x1="5.961cm" svg:y1="24.4cm" svg:x2="6.603cm" svg:y2="28.7cm" draw:start-shape="id1" draw:start-glue-point="1" draw:end-shape="id6" draw:end-glue-point="3" svg:d="M5961 24400c428 0 642 1433 642 4300" svg:viewBox="0 0 643 4301">
          <text:p/>
        </draw:connector>
        <draw:custom-shape draw:style-name="gr7" draw:text-style-name="P7" xml:id="id7" draw:id="id7" draw:layer="layout" svg:width="12.7cm" svg:height="5.18cm" svg:x="16cm" svg:y="8.145cm">
          <text:p text:style-name="P6"><text:span text:style-name="T3">Groupe 1</text:span></text:p>
          <text:p text:style-name="P6"><text:span text:style-name="T2">cn=group1,ou=groups,</text:span></text:p>
          <text:p text:style-name="P1"><text:span text:style-name="T2">dc=yunohost,dc=org</text:span></text:p>
          <text:p text:style-name="P1"><text:span text:style-name="T2">------------------------------------</text:span></text:p>
          <text:p text:style-name="P2"><text:span text:style-name="T2">ObjectClass : posixGroup</text:span></text:p>
          <text:p text:style-name="P2"><text:span text:style-name="T2">ObjectClass : groupOfNamesYnh</text:span></text:p>
          <text:p text:style-name="P4"><text:span text:style-name="T6">memberUid : user1</text:span></text:p>
          <text:p text:style-name="P2"><text:span text:style-name="T6">memberUid : user2</text:span></text:p>
          <text:p text:style-name="P4"><text:span text:style-name="T7">member : </text:span><text:span text:style-name="T2">uid=user1,ou=users,dc=yunohost,dc=org</text:span></text:p>
          <text:p text:style-name="P2"><text:span text:style-name="T7">member : </text:span><text:span text:style-name="T2">uid=user2,ou=users,dc=yunohost,dc=org</text:span></text:p>
          <text:p text:style-name="P2"><text:span text:style-name="T4">permission : </text:span><text:span text:style-name="T5">cn=main.wiki,ou=permission,dc=yunohost,dc=org</text:span></text:p>
          <text:p text:style-name="P4"><text:span text:style-name="T4">permission : </text:span><text:span text:style-name="T5">cn=main.xmpp,ou=permission,dc=yunohost,dc=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8" draw:id="id8" draw:layer="layout" svg:width="12.7cm" svg:height="4.422cm" svg:x="16cm" svg:y="13.669cm">
          <text:p text:style-name="P6"><text:span text:style-name="T3">Group 2</text:span></text:p>
          <text:p text:style-name="P6"><text:span text:style-name="T2">cn=group2,ou=groups,</text:span></text:p>
          <text:p text:style-name="P1"><text:span text:style-name="T2">dc=yunohost,dc=org</text:span></text:p>
          <text:p text:style-name="P1"><text:span text:style-name="T2">----------------------------------------</text:span></text:p>
          <text:p text:style-name="P4"><text:span text:style-name="T2">ObjectClass : posixGroup</text:span></text:p>
          <text:p text:style-name="P4"><text:span text:style-name="T2">ObjectClass : groupOfNamesYnh</text:span></text:p>
          <text:p text:style-name="P4"><text:span text:style-name="T6">memberUid : user2</text:span></text:p>
          <text:p text:style-name="P4"><text:span text:style-name="T7">member : </text:span><text:span text:style-name="T2">uid=user2,ou=users,dc=yunohost,dc=org</text:span></text:p>
          <text:p text:style-name="P4"><text:span text:style-name="T4">permission : </text:span><text:span text:style-name="T5">cn=main.wiki,ou=permission,dc=yunohost,dc=org</text:span></text:p>
          <text:p text:style-name="P2"><text:span text:style-name="T4">permission : cn=admin.wiki,ou=permission,dc=yunohost,dc=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2" draw:id="id2" draw:layer="layout" svg:width="5.5cm" svg:height="3.2cm" svg:x="8.1cm" svg:y="18.881cm">
          <text:p text:style-name="P1"><text:span text:style-name="T1">Groups</text:span></text:p>
          <text:p text:style-name="P1"><text:span text:style-name="T2"/></text:p>
          <text:p text:style-name="P1"><text:span text:style-name="T2">ou=groups,</text:span></text:p>
          <text:p text:style-name="P1"><text:span text:style-name="T2">dc=yunohost,dc=org</text:span></text:p>
          <text:p text:style-name="P1"><text:span text:style-name="T2">--------------------------------------</text:span></text:p>
          <text:p text:style-name="P2"><text:span text:style-name="T2">ObjectClass : organizationalUni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6cm" svg:y1="10.735cm" svg:x2="13.6cm" svg:y2="20.481cm" draw:start-shape="id7" draw:start-glue-point="3" draw:end-shape="id2" draw:end-glue-point="1" svg:d="M16000 10735c-1800 0-600 9746-2400 9746" svg:viewBox="0 0 2401 9747">
          <text:p/>
        </draw:connector>
        <draw:connector draw:style-name="gr5" draw:text-style-name="P5" draw:layer="layout" draw:type="curve" svg:x1="16cm" svg:y1="15.88cm" svg:x2="13.6cm" svg:y2="20.481cm" draw:start-shape="id8" draw:start-glue-point="3" draw:end-shape="id2" draw:end-glue-point="1" svg:d="M16000 15880c-1800 0-600 4601-2400 4601" svg:viewBox="0 0 2401 4602">
          <text:p/>
        </draw:connector>
        <draw:custom-shape draw:style-name="gr9" draw:text-style-name="P7" xml:id="id10" draw:id="id10" draw:layer="layout" svg:width="12.7cm" svg:height="4.091cm" svg:x="16cm" svg:y="18.436cm">
          <text:p text:style-name="P6"><text:span text:style-name="T3">User 1</text:span></text:p>
          <text:p text:style-name="P6"><text:span text:style-name="T2">cn=user1,ou=groups,</text:span></text:p>
          <text:p text:style-name="P1"><text:span text:style-name="T2">dc=yunohost,dc=org</text:span></text:p>
          <text:p text:style-name="P1"><text:span text:style-name="T2">------------------------------------</text:span></text:p>
          <text:p text:style-name="P2"><text:span text:style-name="T2">ObjectClass : posixGroup</text:span></text:p>
          <text:p text:style-name="P2"><text:span text:style-name="T2">ObjectClass : groupOfNamesYnh</text:span></text:p>
          <text:p text:style-name="P2"><text:span text:style-name="T6">memberUid : user1</text:span></text:p>
          <text:p text:style-name="P2"><text:span text:style-name="T7">member : </text:span><text:span text:style-name="T2">uid=user1,ou=users,dc=yunohost,dc=org</text:span></text:p>
          <text:p text:style-name="P4"><text:span text:style-name="T4">permission : </text:span><text:span text:style-name="T5">cn=main.mail,ou=permission,dc=yunohost,dc=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9" draw:id="id9" draw:layer="layout" svg:width="12.7cm" svg:height="4.119cm" svg:x="16cm" svg:y="22.872cm">
          <text:p text:style-name="P6"><text:span text:style-name="T3">User 2</text:span></text:p>
          <text:p text:style-name="P6"><text:span text:style-name="T2">cn=user2,ou=groups,</text:span></text:p>
          <text:p text:style-name="P1"><text:span text:style-name="T2">dc=yunohost,dc=org</text:span></text:p>
          <text:p text:style-name="P1"><text:span text:style-name="T2">----------------------------------------</text:span></text:p>
          <text:p text:style-name="P4"><text:span text:style-name="T2">ObjectClass : posixGroup</text:span></text:p>
          <text:p text:style-name="P4"><text:span text:style-name="T2">ObjectClass : groupOfNamesYnh</text:span></text:p>
          <text:p text:style-name="P4"><text:span text:style-name="T6">memberUid : user2</text:span></text:p>
          <text:p text:style-name="P4"><text:span text:style-name="T7">member : </text:span><text:span text:style-name="T2">uid=user2,ou=users,dc=yunohost,dc=org</text:span></text:p>
          <text:p text:style-name="P2"><text:span text:style-name="T4">permission : </text:span><text:span text:style-name="T5">cn=main.mail,ou=permission,dc=yunohost,dc=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curve" svg:x1="16cm" svg:y1="24.931cm" svg:x2="13.6cm" svg:y2="20.481cm" draw:start-shape="id9" draw:start-glue-point="3" draw:end-shape="id2" draw:end-glue-point="1" svg:d="M16000 24931c-1800 0-600-4450-2400-4450" svg:viewBox="0 0 2401 4451">
          <text:p/>
        </draw:connector>
        <draw:connector draw:style-name="gr5" draw:text-style-name="P5" draw:layer="layout" draw:type="curve" svg:x1="16cm" svg:y1="20.481cm" svg:x2="13.6cm" svg:y2="20.481cm" draw:start-shape="id10" draw:start-glue-point="3" draw:end-shape="id2" draw:end-glue-point="1" svg:d="M16000 20481h-2400" svg:viewBox="0 0 2401 1">
          <text:p/>
        </draw:connector>
        <draw:frame draw:style-name="gr11" draw:text-style-name="P8" xml:id="id6" draw:id="id6" draw:layer="layout" svg:width="9.024cm" svg:height="0.806cm" draw:transform="rotate (-1.5707963267949) translate (7.006cm 28.7cm)">
          <draw:text-box>
            <text:p><text:span text:style-name="T8">To the next page (</text:span><text:span text:style-name="T3">permission node)</text:span></text:p>
          </draw:text-box>
        </draw:frame>
        <draw:frame draw:style-name="gr12" draw:text-style-name="P9" draw:layer="layout" svg:width="14.741cm" svg:height="2.132cm" svg:x="1.8cm" svg:y="4.336cm">
          <draw:text-box>
            <text:p><text:span text:style-name="T9">Attributes synchronised by the « memberOf » </text:span><text:span text:style-name="T10">overlay</text:span></text:p>
            <text:p><text:span text:style-name="T11">Attributes synchronised by <text:s/>the Yunohost core</text:span></text:p>
          </draw:text-box>
        </draw:frame>
        <draw:custom-shape draw:style-name="gr13" draw:text-style-name="P7" xml:id="id11" draw:id="id11" draw:layer="layout" svg:width="12.7cm" svg:height="4.8cm" svg:x="16cm" svg:y="3cm">
          <text:p text:style-name="P6"><text:span text:style-name="T3">all_users</text:span></text:p>
          <text:p text:style-name="P6"><text:span text:style-name="T2">cn=all_users,ou=groups,</text:span></text:p>
          <text:p text:style-name="P1"><text:span text:style-name="T2">dc=yunohost,dc=org</text:span></text:p>
          <text:p text:style-name="P1"><text:span text:style-name="T2">------------------------------------</text:span></text:p>
          <text:p text:style-name="P2"><text:span text:style-name="T2">ObjectClass : posixGroup</text:span></text:p>
          <text:p text:style-name="P2"><text:span text:style-name="T2">ObjectClass : groupOfNamesYnh</text:span></text:p>
          <text:p text:style-name="P4"><text:span text:style-name="T6">memberUid : user1</text:span></text:p>
          <text:p text:style-name="P2"><text:span text:style-name="T6">memberUid : user2</text:span></text:p>
          <text:p text:style-name="P4"><text:span text:style-name="T7">member : </text:span><text:span text:style-name="T2">uid=user1,ou=users,dc=yunohost,dc=org</text:span></text:p>
          <text:p text:style-name="P2"><text:span text:style-name="T7">member : </text:span><text:span text:style-name="T2">uid=user2,ou=users,dc=yunohost,dc=org</text:span></text:p>
          <text:p text:style-name="P4"><text:span text:style-name="T4">permission : </text:span><text:span text:style-name="T5">cn=main.sftp,ou=permission,dc=yunohost,dc=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curve" svg:x1="16cm" svg:y1="5.4cm" svg:x2="13.6cm" svg:y2="20.481cm" draw:start-shape="id11" draw:start-glue-point="3" draw:end-shape="id2" draw:end-glue-point="1" svg:d="M16000 5400c-1800 0-600 15081-2400 15081" svg:viewBox="0 0 2401 15082">
          <text:p/>
        </draw:connector>
      </draw:page>
      <draw:page draw:name="Schema_LDAP_2" draw:style-name="dp1" draw:master-page-name="Standard">
        <draw:custom-shape draw:style-name="gr1" draw:text-style-name="P3" xml:id="id12" draw:id="id12" draw:layer="layout" svg:width="5.5cm" svg:height="3.2cm" svg:x="8cm" svg:y="15.753cm">
          <text:p text:style-name="P1"><text:span text:style-name="T12">permission</text:span></text:p>
          <text:p text:style-name="P1"><text:span text:style-name="T13"/></text:p>
          <text:p text:style-name="P1"><text:span text:style-name="T13">ou=permission,</text:span></text:p>
          <text:p text:style-name="P1"><text:span text:style-name="T13">dc=yun</text:span><text:span text:style-name="T2">ohost,dc=org</text:span></text:p>
          <text:p text:style-name="P1"><text:span text:style-name="T2">--------------------------------------</text:span></text:p>
          <text:p text:style-name="P2"><text:span text:style-name="T2">ObjectCl</text:span><text:span text:style-name="T14">ass : organizationalUnit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13" draw:id="id13" draw:layer="layout" svg:width="12.7cm" svg:height="5.917cm" svg:x="15.951cm" svg:y="20.084cm">
          <text:p text:style-name="P6"><text:span text:style-name="T3">W</text:span><text:span text:style-name="T15">iki</text:span></text:p>
          <text:p text:style-name="P6"><text:span text:style-name="T16">cn=main.wiki,ou=permission,</text:span></text:p>
          <text:p text:style-name="P1"><text:span text:style-name="T16">dc=yunohost,dc=org</text:span></text:p>
          <text:p text:style-name="P1"><text:span text:style-name="T16">--------------------</text:span><text:span text:style-name="T2">----------------</text:span></text:p>
          <text:p text:style-name="P4"><text:span text:style-name="T2">ObjectClass : posixGroup</text:span></text:p>
          <text:p text:style-name="P4"><text:span text:style-name="T7">ObjectClass : </text:span><text:span text:style-name="T2">permissionYnh</text:span></text:p>
          <text:p text:style-name="P4"><text:span text:style-name="T2">gidNumber : 4003</text:span></text:p>
          <text:p text:style-name="P4"><text:span text:style-name="T6">memberUid : user1</text:span></text:p>
          <text:p text:style-name="P4"><text:span text:style-name="T6">memberUid : user2</text:span></text:p>
          <text:p text:style-name="P4"><text:span text:style-name="T7">groupPermission : </text:span><text:span text:style-name="T2">uid=g</text:span><text:span text:style-name="T13">roup1,ou=groups,dc=yunohost,dc=org</text:span></text:p>
          <text:p text:style-name="P4"><text:span text:style-name="T7">groupPermission : </text:span><text:span text:style-name="T13">uid=group2,ou=groups,dc=yunohost,dc=org</text:span></text:p>
          <text:p text:style-name="P4"><text:span text:style-name="T17">inheritPermission : </text:span><text:span text:style-name="T6">uid=user1,ou=users,dc=yunohost,dc=org</text:span></text:p>
          <text:p text:style-name="P2"><text:span text:style-name="T17">inheritPermission : </text:span><text:span text:style-name="T6">uid=user2,ou=users,dc=yunohost,dc=org</text:span><text:span text:style-name="T2"> </text:span></text:p>
          <text:p text:style-name="P2"><text:span text:style-name="T13">subpath : 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xml:id="id14" draw:id="id14" draw:layer="layout" svg:width="12.7cm" svg:height="5.1cm" svg:x="15.951cm" svg:y="26.2cm">
          <text:p text:style-name="P6"><text:span text:style-name="T15">Wiki</text:span></text:p>
          <text:p text:style-name="P6"><text:span text:style-name="T16">cn=admin.wiki,ou=permission,</text:span></text:p>
          <text:p text:style-name="P1"><text:span text:style-name="T16">dc=yunohost,dc=</text:span><text:span text:style-name="T2">org</text:span></text:p>
          <text:p text:style-name="P1"><text:span text:style-name="T2">----------------------------------------</text:span></text:p>
          <text:p text:style-name="P4"><text:span text:style-name="T2">ObjectClass : posixGroup</text:span></text:p>
          <text:p text:style-name="P4"><text:span text:style-name="T2">ObjectClass : permissionYnh</text:span></text:p>
          <text:p text:style-name="P4"><text:span text:style-name="T2">gidNumber : 4004</text:span></text:p>
          <text:p text:style-name="P4"><text:span text:style-name="T6">memberUid : user2</text:span></text:p>
          <text:p text:style-name="P4"><text:span text:style-name="T7">groupPermission : </text:span><text:span text:style-name="T2">uid=group2,ou=groups,dc=yunohost,dc=org</text:span></text:p>
          <text:p text:style-name="P2"><text:span text:style-name="T17">inheritPermission : </text:span><text:span text:style-name="T6">uid=user2,ou=users,dc=yunohost,dc=org</text:span><text:span text:style-name="T2"> </text:span></text:p>
          <text:p text:style-name="P4"><text:span text:style-name="T16">subpath : /admin</text:span></text:p>
          <text:p text:style-name="P2"><text:span text:style-name="T16">subpath : /diagnost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xml:id="id16" draw:id="id16" draw:layer="layout" svg:width="12.7cm" svg:height="5.5cm" svg:x="16cm" svg:y="9.101cm">
          <text:p text:style-name="P6"><text:span text:style-name="T3">Mai</text:span><text:span text:style-name="T15">l</text:span></text:p>
          <text:p text:style-name="P6"><text:span text:style-name="T16">cn=main.mail,ou=permission,</text:span></text:p>
          <text:p text:style-name="P1"><text:span text:style-name="T16">dc=yunohos</text:span><text:span text:style-name="T2">t,dc=org</text:span></text:p>
          <text:p text:style-name="P1"><text:span text:style-name="T2">------------------------------------</text:span></text:p>
          <text:p text:style-name="P4"><text:span text:style-name="T2">ObjectClass : posixGroup</text:span></text:p>
          <text:p text:style-name="P4"><text:span text:style-name="T7">ObjectClass : </text:span><text:span text:style-name="T2">permissionYnh</text:span></text:p>
          <text:p text:style-name="P4"><text:span text:style-name="T2">gidNumber : 4001</text:span></text:p>
          <text:p text:style-name="P4"><text:span text:style-name="T6">memberUid : user1</text:span></text:p>
          <text:p text:style-name="P4"><text:span text:style-name="T6">memberUid : user2</text:span></text:p>
          <text:p text:style-name="P2"><text:span text:style-name="T17">inheritPermission : </text:span><text:span text:style-name="T6">uid=user1,ou=users,dc=yunohost,dc=org</text:span></text:p>
          <text:p text:style-name="P2"><text:span text:style-name="T17">inheritPermission : </text:span><text:span text:style-name="T6">uid=user2,ou=users,dc=yunohost,dc=org</text:span></text:p>
          <text:p text:style-name="P2"><text:span text:style-name="T7">groupPermission : </text:span><text:span text:style-name="T2">cn=user1,ou=groups,dc=yunohost,dc=org</text:span></text:p>
          <text:p text:style-name="P2"><text:span text:style-name="T7">groupPermission : </text:span><text:span text:style-name="T2">cn=user2,ou=groups,dc=yunohost,dc=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xml:id="id15" draw:id="id15" draw:layer="layout" svg:width="12.7cm" svg:height="5.082cm" svg:x="15.951cm" svg:y="14.802cm">
          <text:p text:style-name="P6"><text:span text:style-name="T3">X</text:span><text:span text:style-name="T15">MPP</text:span></text:p>
          <text:p text:style-name="P6"><text:span text:style-name="T16">cn=main.xmpp,ou=permission,</text:span></text:p>
          <text:p text:style-name="P1"><text:span text:style-name="T16">dc=yunoh</text:span><text:span text:style-name="T2">ost,dc=org</text:span></text:p>
          <text:p text:style-name="P1"><text:span text:style-name="T2">----------------------------------------</text:span></text:p>
          <text:p text:style-name="P4"><text:span text:style-name="T2">ObjectClass : posixGroup</text:span></text:p>
          <text:p text:style-name="P4"><text:span text:style-name="T7">ObjectClass : </text:span><text:span text:style-name="T2">permissionYnh</text:span></text:p>
          <text:p text:style-name="P4"><text:span text:style-name="T2">gidNumber : 4002</text:span></text:p>
          <text:p text:style-name="P4"><text:span text:style-name="T17">memberUid</text:span><text:span text:style-name="T6"> : user1</text:span></text:p>
          <text:p text:style-name="P4"><text:span text:style-name="T6">memberUid : user2 </text:span></text:p>
          <text:p text:style-name="P2"><text:span text:style-name="T7">groupPermission : </text:span><text:span text:style-name="T2">cn=group1,ou=groups,dc=yunohost,dc=org</text:span></text:p>
          <text:p text:style-name="P2"><text:span text:style-name="T17">inheritPermission : </text:span><text:span text:style-name="T6">uid=user1,ou=users,dc=yunohost,dc=org</text:span></text:p>
          <text:p text:style-name="P2"><text:span text:style-name="T17">inheritPermission : </text:span><text:span text:style-name="T6">uid=user2,ou=users,dc=yunohost,dc=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curve" svg:x1="13.5cm" svg:y1="17.353cm" svg:x2="15.951cm" svg:y2="23.042cm" draw:start-shape="id12" draw:end-shape="id13" draw:end-glue-point="3" svg:d="M13500 17353c1839 0 614 5689 2451 5689" svg:viewBox="0 0 2452 5690">
          <text:p/>
        </draw:connector>
        <draw:connector draw:style-name="gr5" draw:text-style-name="P5" draw:layer="layout" draw:type="curve" svg:x1="13.5cm" svg:y1="17.353cm" svg:x2="15.951cm" svg:y2="28.75cm" draw:start-shape="id12" draw:start-glue-point="1" draw:end-shape="id14" draw:end-glue-point="3" svg:d="M13500 17353c1839 0 614 11397 2451 11397" svg:viewBox="0 0 2452 11398">
          <text:p/>
        </draw:connector>
        <draw:connector draw:style-name="gr5" draw:text-style-name="P5" draw:layer="layout" draw:type="curve" svg:x1="13.5cm" svg:y1="17.353cm" svg:x2="15.951cm" svg:y2="17.343cm" draw:start-shape="id12" draw:start-glue-point="1" draw:end-shape="id15" draw:end-glue-point="3" svg:d="M13500 17353c1839 0 614-10 2451-10" svg:viewBox="0 0 2452 11">
          <text:p/>
        </draw:connector>
        <draw:connector draw:style-name="gr5" draw:text-style-name="P5" draw:layer="layout" draw:type="curve" svg:x1="13.5cm" svg:y1="17.353cm" svg:x2="16cm" svg:y2="11.851cm" draw:start-shape="id12" draw:start-glue-point="1" draw:end-shape="id16" draw:end-glue-point="3" svg:d="M13500 17353c1875 0 625-5502 2500-5502" svg:viewBox="0 0 2501 5503">
          <text:p/>
        </draw:connector>
        <draw:frame draw:style-name="gr18" draw:text-style-name="P8" xml:id="id17" draw:id="id17" draw:layer="layout" svg:width="7.178cm" svg:height="0.806cm" draw:transform="rotate (-1.5707963267949) translate (6.599cm 8.722cm)">
          <draw:text-box>
            <text:p><text:span text:style-name="T3">Vers page précédente (racine)</text:span></text:p>
          </draw:text-box>
        </draw:frame>
        <draw:connector draw:style-name="gr6" draw:text-style-name="P5" draw:layer="layout" draw:type="curve" svg:x1="8cm" svg:y1="17.353cm" svg:x2="6.196cm" svg:y2="15.9cm" draw:start-shape="id12" draw:start-glue-point="3" draw:end-shape="id17" draw:end-glue-point="1" svg:d="M8000 17353c-1203 0-1804-484-1804-1453" svg:viewBox="0 0 1805 1454">
          <text:p/>
        </draw:connector>
        <draw:custom-shape draw:style-name="gr19" draw:text-style-name="P7" xml:id="id18" draw:id="id18" draw:layer="layout" svg:width="12.7cm" svg:height="5.3cm" svg:x="16cm" svg:y="3.6cm">
          <text:p text:style-name="P6"><text:span text:style-name="T3">SFTP</text:span></text:p>
          <text:p text:style-name="P6"><text:span text:style-name="T16">cn=main.sftp,ou=permission,</text:span></text:p>
          <text:p text:style-name="P1"><text:span text:style-name="T16">dc=yunohos</text:span><text:span text:style-name="T2">t,dc=org</text:span></text:p>
          <text:p text:style-name="P1"><text:span text:style-name="T2">------------------------------------</text:span></text:p>
          <text:p text:style-name="P4"><text:span text:style-name="T2">ObjectClass : posixGroup</text:span></text:p>
          <text:p text:style-name="P4"><text:span text:style-name="T7">ObjectClass : </text:span><text:span text:style-name="T2">permissionYnh</text:span></text:p>
          <text:p text:style-name="P4"><text:span text:style-name="T2">gidNumber : 4001</text:span></text:p>
          <text:p text:style-name="P4"><text:span text:style-name="T6">memberUid : user1</text:span></text:p>
          <text:p text:style-name="P4"><text:span text:style-name="T6">memberUid : user2</text:span></text:p>
          <text:p text:style-name="P2"><text:span text:style-name="T17">inheritPermission : </text:span><text:span text:style-name="T6">uid=user1,ou=users,dc=yunohost,dc=org</text:span></text:p>
          <text:p text:style-name="P2"><text:span text:style-name="T17">inheritPermission : </text:span><text:span text:style-name="T6">uid=user2,ou=users,dc=yunohost,dc=org</text:span></text:p>
          <text:p text:style-name="P2"><text:span text:style-name="T7">groupPermission : </text:span><text:span text:style-name="T2">cn=all_users,ou=groups,dc=yunohost,dc=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curve" svg:x1="13.5cm" svg:y1="17.353cm" svg:x2="16cm" svg:y2="6.25cm" draw:start-shape="id12" draw:start-glue-point="1" draw:end-shape="id18" svg:d="M13500 17353c1875 0 625-11103 2500-11103" svg:viewBox="0 0 2501 11104">
          <text:p/>
        </draw:connector>
        <draw:frame draw:style-name="gr12" draw:text-style-name="P9" draw:layer="layout" svg:width="14.2cm" svg:height="2.132cm" svg:x="1.4cm" svg:y="4.336cm">
          <draw:text-box>
            <text:p><text:span text:style-name="T9">Attributes synchronised by the « memberOf » </text:span><text:span text:style-name="T10">overlay</text:span></text:p>
            <text:p><text:span text:style-name="T11">Attributes synchronised by <text:s/>the Yunohost co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andard_5f_1">
      <style:graphic-properties svg:stroke-color="#000000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 style:parent-style-name="Standard_5f_2">
      <style:graphic-properties svg:stroke-color="#000000" draw:fill="none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_5f_1" style:display-name="Objet sans remplissage_1_1" style:family="graphic" style:parent-style-name="Standard_5f_1_5f_1">
      <style:graphic-properties svg:stroke-color="#000000" draw:fill="none"/>
    </style:style>
    <style:style style:name="Objet_20_sans_20_remplissage_5f_3" style:display-name="Objet sans remplissage_3" style:family="graphic" style:parent-style-name="Standard_5f_1">
      <style:graphic-properties svg:stroke-color="#000000" draw:fill="none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Objet_20_sans_20_remplissage_5f_4" style:display-name="Objet sans remplissage_4" style:family="graphic" style:parent-style-name="Standard_5f_1">
      <style:graphic-properties svg:stroke-color="#000000" draw:fill="none"/>
    </style:style>
    <style:style style:name="Objet_20_sans_20_remplissage_20_et_20_sans_20_ligne_5f_2" style:display-name="Objet sans remplissage et sans ligne_2" style:family="graphic" style:parent-style-name="Standard_5f_1">
      <style:graphic-properties draw:stroke="none" draw:fill="none"/>
    </style:style>
    <style:style style:name="Objet_20_sans_20_remplissage_5f_5" style:display-name="Objet sans remplissage_5" style:family="graphic" style:parent-style-name="standard">
      <style:graphic-properties svg:stroke-color="#000000" draw:fill="none"/>
    </style:style>
    <style:style style:name="Standard_5f_1_5f_2" style:display-name="Standard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5_5f_1" style:display-name="Objet sans remplissage_5_1" style:family="graphic" style:parent-style-name="Standard_5f_1">
      <style:graphic-properties svg:stroke-color="#000000" draw:fill="none"/>
    </style:style>
    <style:style style:name="Standard_5f_1_5f_2_5f_1" style:display-name="Standard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" style:display-name="Standard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" style:display-name="Standard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" style:display-name="Standard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5_5f_2" style:display-name="Objet sans remplissage_5_2" style:family="graphic" style:parent-style-name="Standard_5f_1">
      <style:graphic-properties svg:stroke-color="#000000" draw:fill="none"/>
    </style:style>
    <style:style style:name="Standard_5f_1_5f_2_5f_2" style:display-name="Standard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" style:display-name="Standard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2" style:display-name="Standard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2" style:display-name="Standard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3" style:display-name="Standard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5_5f_2_5f_1" style:display-name="Objet sans remplissage_5_2_1" style:family="graphic" style:parent-style-name="Standard_5f_1_5f_3">
      <style:graphic-properties svg:stroke-color="#000000" draw:fill="none"/>
    </style:style>
    <style:style style:name="Standard_5f_1_5f_2_5f_2_5f_1" style:display-name="Standard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_5f_1" style:display-name="Standard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2_5f_1" style:display-name="Standard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2_5f_1" style:display-name="Standard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5_5f_3" style:display-name="Objet sans remplissage_5_3" style:family="graphic" style:parent-style-name="Standard_5f_1">
      <style:graphic-properties svg:stroke-color="#000000" draw:fill="none"/>
    </style:style>
    <style:style style:name="Standard_5f_1_5f_2_5f_3" style:display-name="Standard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3" style:display-name="Standard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3" style:display-name="Standard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3" style:display-name="Standard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5_5f_2_5f_2" style:display-name="Objet sans remplissage_5_2_2" style:family="graphic" style:parent-style-name="Standard_5f_1_5f_4">
      <style:graphic-properties svg:stroke-color="#000000" draw:fill="none"/>
    </style:style>
    <style:style style:name="Standard_5f_1_5f_2_5f_2_5f_2" style:display-name="Standard_1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2_5f_2" style:display-name="Standard_1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2_5f_2" style:display-name="Standard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2_5f_2" style:display-name="Standard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ué Tille</meta:initial-creator>
    <meta:creation-date>2018-09-19T11:10:24.867062451</meta:creation-date>
    <meta:generator>LibreOffice/6.1.3.2$Linux_X86_64 LibreOffice_project/10$Build-2</meta:generator>
    <dc:date>2018-12-31T14:19:26.872045902</dc:date>
    <dc:creator>Josué Tille</dc:creator>
    <meta:editing-duration>P1DT8H25M55S</meta:editing-duration>
    <meta:editing-cycles>165</meta:editing-cycles>
    <meta:document-statistic meta:object-count="36"/>
  </office:meta>
</office:document-meta>
</file>